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OpenOffice version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5-18T12:09:44</meta:creation-date>
    <dc:creator>Rida Benjelloun</dc:creator>
    <dc:date>2006-05-18T12:10:04</dc:date>
    <meta:editing-cycles>2</meta:editing-cycles>
    <meta:editing-duration>PT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25"/>
  </office:meta>
</office:document-meta>
</file>